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6 novembre 2018</text:p>
      <text:p text:style-name="P1">Objet : plan de travail </text:p>
      <text:p text:style-name="Standard"/>
      <text:p text:style-name="Standard">Chers parents, </text:p>
      <text:p text:style-name="Standard"/>
      <text:p text:style-name="Standard"><text:tab/>A partir d'aujourd'hui chaque élève se voit attribuer <text:span text:style-name="T1">un plan de travail</text:span>. Sur celui-ci figure les activités et les compétences qu'il doit travailler en autonomie lors des plages prévues à cet effet, ou lorsqu'il a terminé un travail. A chaque fois que votre enfant effectuera une activité, il devra colorier la case qui correspond en jaune s'il a fait plus d'une erreur, ou en vert s'il en a fait moins. <text:s/>Lorsque les enfants auront réussi à trois reprises une activité, ils valideront la compétence en la surlignant. </text:p>
      <text:p text:style-name="Standard">Toutes les compétences proposées ont déjà été travaillées en classe durant la première période. Ce plan de travail permet de revoir et de renforcer ces compétences. Il permet également à chaque enfant de se perfectionner, et de se responsabiliser.</text:p>
      <text:p text:style-name="Standard">N'hésitez pas à encourager votre enfant, en jetant un œil de temps en temps sur son plan de travail qui sera rangé dans sa pochette. </text:p>
      <text:p text:style-name="Standard"/>
      <text:p text:style-name="Standard">Cordialement</text:p>
      <text:p text:style-name="Standard"/>
      <text:p text:style-name="Standard">Sabrina Agnellini</text:p>
      <text:p text:style-name="Standard"/>
      <text:p text:style-name="P2">Le 6 novembre 2018</text:p>
      <text:p text:style-name="P1">Objet : plan de travail </text:p>
      <text:p text:style-name="Standard"/>
      <text:p text:style-name="Standard">Chers parents, </text:p>
      <text:p text:style-name="Standard"/>
      <text:p text:style-name="Standard"><text:tab/>A partir d'aujourd'hui chaque élève se voit attribuer <text:span text:style-name="T1">un plan de travail</text:span>. Sur celui-ci figure les activités et les compétences qu'il doit travailler en autonomie lors des plages prévues à cet effet, ou lorsqu'il a terminé un travail. A chaque fois que votre enfant effectuera une activité, il devra colorier la case qui correspond en jaune s'il a fait plus d'une erreur, ou en vert s'il en a fait moins. <text:s/>Lorsque les enfants auront réussi à trois reprises une activité, ils valideront la compétence en la surlignant. </text:p>
      <text:p text:style-name="Standard">Toutes les compétences proposées ont déjà été travaillées en classe durant la première période. Ce plan de travail permet de revoir et de renforcer ces compétences. Il permet également à chaque enfant de se perfectionner, et de se responsabiliser.</text:p>
      <text:p text:style-name="Standard">N'hésitez pas à encourager votre enfant, en jetant un œil de temps en temps sur son plan de travail qui sera rangé dans sa pochette. </text:p>
      <text:p text:style-name="Standard"/>
      <text:p text:style-name="Standard">Cordialement</text:p>
      <text:p text:style-name="Standard"/>
      <text:p text:style-name="Standard">Sabrina Agnellini</text:p>
      <text:p text:style-name="Standard"/>
      <text:p text:style-name="P2">Le 6 novembre 2018</text:p>
      <text:p text:style-name="P1">Objet : plan de travail </text:p>
      <text:p text:style-name="Standard"/>
      <text:p text:style-name="Standard">Chers parents, </text:p>
      <text:p text:style-name="Standard"/>
      <text:p text:style-name="Standard"><text:tab/>A partir d'aujourd'hui chaque élève se voit attribuer <text:span text:style-name="T1">un plan de travail</text:span>. Sur celui-ci figure les activités et les compétences qu'il doit travailler en autonomie lors des plages prévues à cet effet, ou lorsqu'il a terminé un travail. A chaque fois que votre enfant effectuera une activité, il devra colorier la case qui correspond en jaune s'il a fait plus d'une erreur, ou en vert s'il en a fait moins. <text:s/>Lorsque les enfants auront réussi à trois reprises une activité, ils valideront la compétence en la surlignant. </text:p>
      <text:p text:style-name="Standard">Toutes les compétences proposées ont déjà été travaillées en classe durant la première période. Ce plan de travail permet de revoir et de renforcer ces compétences. Il permet également à chaque enfant de se perfectionner, et de se responsabiliser.</text:p>
      <text:p text:style-name="Standard">N'hésitez pas à encourager votre enfant, en jetant un œil de temps en temps sur son plan de travail qui sera rangé dans sa pochette. </text:p>
      <text:p text:style-name="Standard"/>
      <text:p text:style-name="Standard">Cordialement</text:p>
      <text:p text:style-name="Standard"/>
      <text:p text:style-name="Standard">Sabrina Agnell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4cm" fo:margin-bottom="0.312cm" fo:margin-left="0.302cm" fo:margin-right="0.3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1-03T15:12:20.11</meta:creation-date>
    <dc:date>2018-11-03T15:49:43.75</dc:date>
    <dc:creator>Sabrina Agnellini</dc:creator>
    <meta:editing-duration>PT6M2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4" meta:word-count="495" meta:character-count="2952"/>
  </office:meta>
</office:document-meta>
</file>